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2年8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8"/>August <text:s/>- 2013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79557" calcext:value-type="float">
            <text:p><text:s/>579,557 </text:p>
          </table:table-cell>
          <table:table-cell table:style-name="ce30" office:value-type="float" office:value="3546" calcext:value-type="float">
            <text:p><text:s/>3,546 </text:p>
          </table:table-cell>
          <table:table-cell table:style-name="ce30" office:value-type="float" office:value="29407" calcext:value-type="float">
            <text:p><text:s/>29,40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7" calcext:value-type="float">
            <text:p><text:s/>17 </text:p>
          </table:table-cell>
          <table:table-cell table:style-name="ce30" office:value-type="float" office:value="529444" calcext:value-type="float">
            <text:p><text:s/>529,444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30" office:value-type="float" office:value="1363" calcext:value-type="float">
            <text:p><text:s/>1,363 </text:p>
          </table:table-cell>
          <table:table-cell table:style-name="ce30" office:value-type="float" office:value="17072" calcext:value-type="float">
            <text:p><text:s/>17,072 </text:p>
          </table:table-cell>
          <table:table-cell table:style-name="ce30" office:value-type="float" office:value="138" calcext:value-type="float">
            <text:p><text:s/>138 </text:p>
          </table:table-cell>
          <table:table-cell table:style-name="ce30" office:value-type="float" office:value="937" calcext:value-type="float">
            <text:p><text:s/>937 </text:p>
          </table:table-cell>
          <table:table-cell table:style-name="ce30" office:value-type="float" office:value="4863" calcext:value-type="float">
            <text:p><text:s/>4,863 </text:p>
          </table:table-cell>
          <table:table-cell table:style-name="ce30" office:value-type="float" office:value="3634" calcext:value-type="float">
            <text:p><text:s/>3,634 </text:p>
          </table:table-cell>
          <table:table-cell table:style-name="ce30" office:value-type="float" office:value="1229" calcext:value-type="float">
            <text:p><text:s/>1,229 </text:p>
          </table:table-cell>
          <table:table-cell table:style-name="ce30" office:value-type="float" office:value="65" calcext:value-type="float">
            <text:p><text:s/>65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81475" calcext:value-type="float">
            <text:p><text:s/>181,475 </text:p>
          </table:table-cell>
          <table:table-cell table:style-name="ce30" office:value-type="float" office:value="1629" calcext:value-type="float">
            <text:p><text:s/>1,629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3956" calcext:value-type="float">
            <text:p><text:s/>173,956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30" office:value-type="float" office:value="1147" calcext:value-type="float">
            <text:p><text:s/>1,147 </text:p>
          </table:table-cell>
          <table:table-cell table:style-name="ce30" office:value-type="float" office:value="6154" calcext:value-type="float">
            <text:p><text:s/>6,154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319" calcext:value-type="float">
            <text:p><text:s/>319 </text:p>
          </table:table-cell>
          <table:table-cell table:style-name="ce30" office:value-type="float" office:value="1528" calcext:value-type="float">
            <text:p><text:s/>1,528 </text:p>
          </table:table-cell>
          <table:table-cell table:style-name="ce30" office:value-type="float" office:value="1365" calcext:value-type="float">
            <text:p><text:s/>1,365 </text:p>
          </table:table-cell>
          <table:table-cell table:style-name="ce30" office:value-type="float" office:value="163" calcext:value-type="float">
            <text:p><text:s/>163 </text:p>
          </table:table-cell>
          <table:table-cell table:style-name="ce30" office:value-type="float" office:value="23" calcext:value-type="float">
            <text:p><text:s/>23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2408" calcext:value-type="float">
            <text:p><text:s/>82,408 </text:p>
          </table:table-cell>
          <table:table-cell table:style-name="ce30" office:value-type="float" office:value="451" calcext:value-type="float">
            <text:p><text:s/>451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4189" calcext:value-type="float">
            <text:p><text:s/>74,18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8" calcext:value-type="float">
            <text:p><text:s/>108 </text:p>
          </table:table-cell>
          <table:table-cell table:style-name="ce30" office:value-type="float" office:value="1337" calcext:value-type="float">
            <text:p><text:s/>1,33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2" calcext:value-type="float">
            <text:p><text:s/>152 </text:p>
          </table:table-cell>
          <table:table-cell table:style-name="ce30" office:value-type="float" office:value="511" calcext:value-type="float">
            <text:p><text:s/>511 </text:p>
          </table:table-cell>
          <table:table-cell table:style-name="ce30" office:value-type="float" office:value="320" calcext:value-type="float">
            <text:p><text:s/>320 </text:p>
          </table:table-cell>
          <table:table-cell table:style-name="ce30" office:value-type="float" office:value="191" calcext:value-type="float">
            <text:p><text:s/>191 </text:p>
          </table:table-cell>
          <table:table-cell table:style-name="ce30" office:value-type="float" office:value="25" calcext:value-type="float">
            <text:p><text:s/>25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3280" calcext:value-type="float">
            <text:p><text:s/>53,280 </text:p>
          </table:table-cell>
          <table:table-cell table:style-name="ce30" office:value-type="float" office:value="230" calcext:value-type="float">
            <text:p><text:s/>230 </text:p>
          </table:table-cell>
          <table:table-cell table:style-name="ce30" office:value-type="float" office:value="8702" calcext:value-type="float">
            <text:p><text:s/>8,70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42475" calcext:value-type="float">
            <text:p><text:s/>42,47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1919" calcext:value-type="float">
            <text:p><text:s/>1,91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5" calcext:value-type="float">
            <text:p><text:s/>75 </text:p>
          </table:table-cell>
          <table:table-cell table:style-name="ce30" office:value-type="float" office:value="319" calcext:value-type="float">
            <text:p><text:s/>319 </text:p>
          </table:table-cell>
          <table:table-cell table:style-name="ce30" office:value-type="float" office:value="184" calcext:value-type="float">
            <text:p><text:s/>184 </text:p>
          </table:table-cell>
          <table:table-cell table:style-name="ce30" office:value-type="float" office:value="135" calcext:value-type="float">
            <text:p><text:s/>13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1785" calcext:value-type="float">
            <text:p><text:s/>21,785 </text:p>
          </table:table-cell>
          <table:table-cell table:style-name="ce30" office:value-type="float" office:value="102" calcext:value-type="float">
            <text:p><text:s/>102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188" calcext:value-type="float">
            <text:p><text:s/>17,18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772" calcext:value-type="float">
            <text:p><text:s/>77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7" calcext:value-type="float">
            <text:p><text:s/>97 </text:p>
          </table:table-cell>
          <table:table-cell table:number-columns-repeated="2" table:style-name="ce30" office:value-type="float" office:value="216" calcext:value-type="float">
            <text:p><text:s/>21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6341" calcext:value-type="float">
            <text:p><text:s/>116,341 </text:p>
          </table:table-cell>
          <table:table-cell table:style-name="ce30" office:value-type="float" office:value="790" calcext:value-type="float">
            <text:p><text:s/>790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3569" calcext:value-type="float">
            <text:p><text:s/>113,56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5" calcext:value-type="float">
            <text:p><text:s/>55 </text:p>
          </table:table-cell>
          <table:table-cell table:style-name="ce30" office:value-type="float" office:value="2166" calcext:value-type="float">
            <text:p><text:s/>2,16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1" calcext:value-type="float">
            <text:p><text:s/>111 </text:p>
          </table:table-cell>
          <table:table-cell table:style-name="ce30" office:value-type="float" office:value="1061" calcext:value-type="float">
            <text:p><text:s/>1,061 </text:p>
          </table:table-cell>
          <table:table-cell table:style-name="ce30" office:value-type="float" office:value="437" calcext:value-type="float">
            <text:p><text:s/>437 </text:p>
          </table:table-cell>
          <table:table-cell table:style-name="ce30" office:value-type="float" office:value="624" calcext:value-type="float">
            <text:p><text:s/>624 </text:p>
          </table:table-cell>
          <table:table-cell table:number-columns-repeated="2" table:style-name="ce30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21462" calcext:value-type="float">
            <text:p><text:s/>121,462 </text:p>
          </table:table-cell>
          <table:table-cell table:style-name="ce30" office:value-type="float" office:value="344" calcext:value-type="float">
            <text:p><text:s/>344 </text:p>
          </table:table-cell>
          <table:table-cell table:style-name="ce30" office:value-type="float" office:value="9884" calcext:value-type="float">
            <text:p><text:s/>9,88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105861" calcext:value-type="float">
            <text:p><text:s/>105,86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" calcext:value-type="float">
            <text:p><text:s/>40 </text:p>
          </table:table-cell>
          <table:table-cell table:style-name="ce30" office:value-type="float" office:value="4609" calcext:value-type="float">
            <text:p><text:s/>4,609 </text:p>
          </table:table-cell>
          <table:table-cell table:style-name="ce30" office:value-type="float" office:value="136" calcext:value-type="float">
            <text:p><text:s/>136 </text:p>
          </table:table-cell>
          <table:table-cell table:style-name="ce30" office:value-type="float" office:value="183" calcext:value-type="float">
            <text:p><text:s/>183 </text:p>
          </table:table-cell>
          <table:table-cell table:style-name="ce30" office:value-type="float" office:value="1224" calcext:value-type="float">
            <text:p><text:s/>1,224 </text:p>
          </table:table-cell>
          <table:table-cell table:style-name="ce30" office:value-type="float" office:value="1108" calcext:value-type="float">
            <text:p><text:s/>1,108 </text:p>
          </table:table-cell>
          <table:table-cell table:style-name="ce30" office:value-type="float" office:value="116" calcext:value-type="float">
            <text:p><text:s/>116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760" calcext:value-type="float">
            <text:p><text:s/>2,760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18" calcext:value-type="float">
            <text:p><text:s/>1,0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3" calcext:value-type="float">
            <text:p><text:s/>6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41354" calcext:value-type="float">
            <text:p><text:s/>41,354 </text:p>
          </table:table-cell>
          <table:table-cell table:style-name="ce31" office:value-type="float" office:value="134" calcext:value-type="float">
            <text:p><text:s/>134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059" calcext:value-type="float">
            <text:p><text:s/>37,05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135" calcext:value-type="float">
            <text:p><text:s/>3,13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9" calcext:value-type="float">
            <text:p><text:s/>129 </text:p>
          </table:table-cell>
          <table:table-cell table:style-name="ce31" office:value-type="float" office:value="427" calcext:value-type="float">
            <text:p><text:s/>427 </text:p>
          </table:table-cell>
          <table:table-cell table:style-name="ce31" office:value-type="float" office:value="426" calcext:value-type="float">
            <text:p><text:s/>426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361" calcext:value-type="float">
            <text:p><text:s/>5,361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44" calcext:value-type="float">
            <text:p><text:s/>3,94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81" calcext:value-type="float">
            <text:p><text:s/>28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2038" calcext:value-type="float">
            <text:p><text:s/>2,038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795" calcext:value-type="float">
            <text:p><text:s/>1,79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57" calcext:value-type="float">
            <text:p><text:s/>15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86" calcext:value-type="float">
            <text:p><text:s/>8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451" calcext:value-type="float">
            <text:p><text:s/>5,451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903" calcext:value-type="float">
            <text:p><text:s/>4,90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136" calcext:value-type="float">
            <text:p><text:s/>13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96" calcext:value-type="float">
            <text:p><text:s/>296 </text:p>
          </table:table-cell>
          <table:table-cell table:style-name="ce31" office:value-type="float" office:value="286" calcext:value-type="float">
            <text:p><text:s/>286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924" calcext:value-type="float">
            <text:p><text:s/>1,924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76" calcext:value-type="float">
            <text:p><text:s/>1,77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342" calcext:value-type="float">
            <text:p><text:s/>2,34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11" calcext:value-type="float">
            <text:p><text:s/>1,9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93" calcext:value-type="float">
            <text:p><text:s/>9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4" calcext:value-type="float">
            <text:p><text:s/>2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692" calcext:value-type="float">
            <text:p><text:s/>2,69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37" calcext:value-type="float">
            <text:p><text:s/>2,23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4" calcext:value-type="float">
            <text:p><text:s/>8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63" calcext:value-type="float">
            <text:p><text:s/>13,063 </text:p>
          </table:table-cell>
          <table:table-cell table:style-name="ce31" office:value-type="float" office:value="46" calcext:value-type="float">
            <text:p><text:s/>46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75" calcext:value-type="float">
            <text:p><text:s/>12,17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40" calcext:value-type="float">
            <text:p><text:s/>4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723" calcext:value-type="float">
            <text:p><text:s/>723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42" calcext:value-type="float">
            <text:p><text:s/>64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9" calcext:value-type="float">
            <text:p><text:s/>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95" calcext:value-type="float">
            <text:p><text:s/>2,695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47" calcext:value-type="float">
            <text:p><text:s/>2,6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83" calcext:value-type="float">
            <text:p><text:s/>83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510" calcext:value-type="float">
            <text:p><text:s/>17,510 </text:p>
          </table:table-cell>
          <table:table-cell table:style-name="ce31" office:value-type="float" office:value="47" calcext:value-type="float">
            <text:p><text:s/>47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465" calcext:value-type="float">
            <text:p><text:s/>16,46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76" calcext:value-type="float">
            <text:p><text:s/>7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82" calcext:value-type="float">
            <text:p><text:s/>82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45" calcext:value-type="float">
            <text:p><text:s/>4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324" calcext:value-type="float">
            <text:p><text:s/>7,324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67" calcext:value-type="float">
            <text:p><text:s/>6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777" calcext:value-type="float">
            <text:p><text:s/>6,77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78" calcext:value-type="float">
            <text:p><text:s/>37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13" calcext:value-type="float">
            <text:p><text:s/>113 </text:p>
          </table:table-cell>
          <table:table-cell table:style-name="ce31" office:value-type="float" office:value="102" calcext:value-type="float">
            <text:p><text:s/>102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142" calcext:value-type="float">
            <text:p><text:s/>16,142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451" calcext:value-type="float">
            <text:p><text:s/>12,4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0" calcext:value-type="float">
            <text:p><text:s/>13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40" calcext:value-type="float">
            <text:p><text:s/>4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806" calcext:value-type="float">
            <text:p><text:s/>2,80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206" calcext:value-type="float">
            <text:p><text:s/>2,2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5" calcext:value-type="float">
            <text:p><text:s/>11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4" calcext:value-type="float">
            <text:p><text:s/>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269" calcext:value-type="float">
            <text:p><text:s/>2,269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160" calcext:value-type="float">
            <text:p><text:s/>2,1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5" calcext:value-type="float">
            <text:p><text:s/>10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37" calcext:value-type="float">
            <text:p><text:s/>53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" calcext:value-type="float">
            <text:p><text:s/>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3-10-07T08:42:49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